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286cm" fo:min-width="8.079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93cm" fo:min-width="0cm"/>
    </style:style>
    <style:style style:name="gr3" style:family="graphic" style:parent-style-name="standard">
      <style:graphic-properties svg:stroke-width="0.106cm" svg:stroke-color="#000000" draw:marker-start-width="0.358cm" draw:marker-end-width="0.358cm" draw:fill="none" draw:fill-color="#000000" draw:textarea-horizontal-align="justify" draw:textarea-vertical-align="middle" draw:auto-grow-height="false" fo:min-height="0.275cm" fo:min-width="0.061cm" fo:padding-top="0.177cm" fo:padding-bottom="0.177cm" fo:padding-left="0.302cm" fo:padding-right="0.302cm"/>
    </style:style>
    <style:style style:name="gr4" style:family="graphic" style:parent-style-name="standard">
      <style:graphic-properties svg:stroke-width="0.106cm" svg:stroke-color="#000000" draw:marker-start-width="0.358cm" draw:marker-end-width="0.358cm" draw:fill="none" draw:fill-color="#000000" draw:textarea-horizontal-align="justify" draw:textarea-vertical-align="middle" draw:auto-grow-height="false" fo:min-height="0.275cm" fo:min-width="0.061cm" fo:padding-top="0.177cm" fo:padding-bottom="0.177cm" fo:padding-left="0.302cm" fo:padding-right="0.30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69cm" fo:min-width="0.77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3cm" fo:min-width="0.77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6cm" fo:min-width="0.77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85cm" fo:min-width="0.77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39cm" fo:min-width="0.77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44cm" fo:min-width="0.77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69cm" fo:min-width="0.777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55cm" fo:min-width="0.777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cm" fo:min-width="0.777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93cm" fo:min-width="0.777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42cm" fo:min-width="0.777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.777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66cm" fo:min-width="0.777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286cm" fo:min-width="7.125cm"/>
    </style:style>
    <style:style style:name="gr19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20" style:family="graphic" style:parent-style-name="objectwithoutfill">
      <style:graphic-properties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93cm" fo:min-width="0.777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9cm" fo:min-width="0.777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74cm" fo:min-width="0.777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47cm" fo:min-width="0.777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31cm" fo:min-width="0.777cm"/>
    </style:style>
    <style:style style:name="P1" style:family="paragraph">
      <style:text-properties fo:color="#0066ff" fo:font-family="'Andale Mono'" style:font-pitch="variable" fo:font-size="22pt" fo:letter-spacing="normal" style:font-size-asian="22pt" style:font-size-complex="22pt"/>
    </style:style>
    <style:style style:name="P2" style:family="paragraph">
      <style:text-properties fo:font-family="'Andale Mono'" style:font-pitch="variable" fo:font-size="20pt"/>
    </style:style>
    <style:style style:name="P3" style:family="paragraph">
      <style:paragraph-properties fo:text-align="center"/>
      <style:text-properties fo:font-family="'Andale Mono'" style:font-pitch="variable" fo:font-size="20pt"/>
    </style:style>
    <style:style style:name="P4" style:family="paragraph">
      <style:paragraph-properties fo:text-align="center"/>
    </style:style>
    <style:style style:name="P5" style:family="paragraph">
      <style:text-properties fo:color="#0066ff" fo:font-family="'Andale Mono'" style:font-pitch="variable" fo:font-size="20pt"/>
    </style:style>
    <style:style style:name="P6" style:family="paragraph">
      <style:text-properties fo:color="#66ff66" fo:font-family="'Andale Mono'" style:font-pitch="variable" fo:font-size="20pt"/>
    </style:style>
    <style:style style:name="P7" style:family="paragraph">
      <style:text-properties fo:color="#00ccff" fo:font-family="'Andale Mono'" style:font-pitch="variable" fo:font-size="20pt"/>
    </style:style>
    <style:style style:name="P8" style:family="paragraph">
      <style:text-properties fo:color="#9900ff" fo:font-family="'Andale Mono'" style:font-pitch="variable" fo:font-size="20pt"/>
    </style:style>
    <style:style style:name="P9" style:family="paragraph">
      <style:text-properties fo:color="#0066ff" fo:font-family="'Andale Mono'" style:font-pitch="variable" fo:font-size="22pt" fo:letter-spacing="-0.106cm" style:font-size-asian="22pt" style:font-size-complex="22pt"/>
    </style:style>
    <style:style style:name="P10" style:family="paragraph">
      <style:text-properties fo:color="#ff3300" fo:font-family="'Andale Mono'" style:font-pitch="variable" fo:font-size="20pt"/>
    </style:style>
    <style:style style:name="T1" style:family="text">
      <style:text-properties fo:color="#000000" style:text-position="0% 100%" fo:font-family="'Andale Mono'" style:font-pitch="variable" fo:font-size="22pt" fo:letter-spacing="-0.106cm" style:font-size-asian="22pt" style:font-size-complex="22pt"/>
    </style:style>
    <style:style style:name="T2" style:family="text">
      <style:text-properties fo:color="#000000" style:text-position="-33% 58%" fo:font-family="'Andale Mono'" style:font-pitch="variable" fo:font-size="22pt" fo:letter-spacing="-0.106cm" style:font-size-asian="22pt" style:font-size-complex="22pt"/>
    </style:style>
    <style:style style:name="T3" style:family="text">
      <style:text-properties fo:color="#000000" fo:font-family="'Andale Mono'" style:font-pitch="variable" fo:font-size="22pt" fo:letter-spacing="-0.106cm" style:font-size-asian="22pt" style:font-size-complex="22pt"/>
    </style:style>
    <style:style style:name="T4" style:family="text">
      <style:text-properties fo:color="#0066ff" fo:font-family="'Andale Mono'" style:font-pitch="variable" fo:font-size="22pt" fo:letter-spacing="normal" style:font-size-asian="22pt" style:font-size-complex="22pt"/>
    </style:style>
    <style:style style:name="T5" style:family="text">
      <style:text-properties fo:color="#00ccff" fo:font-family="'Andale Mono'" style:font-pitch="variable" fo:font-size="22pt" fo:letter-spacing="normal" style:font-size-asian="22pt" style:font-size-complex="22pt"/>
    </style:style>
    <style:style style:name="T6" style:family="text">
      <style:text-properties fo:color="#66ff66" fo:font-family="'Andale Mono'" style:font-pitch="variable" fo:font-size="22pt" fo:letter-spacing="normal" style:font-size-asian="22pt" style:font-size-complex="22pt"/>
    </style:style>
    <style:style style:name="T7" style:family="text">
      <style:text-properties fo:color="#9900ff" fo:font-family="'Andale Mono'" style:font-pitch="variable" fo:font-size="22pt" fo:letter-spacing="normal" style:font-size-asian="22pt" style:font-size-complex="22pt"/>
    </style:style>
    <style:style style:name="T8" style:family="text">
      <style:text-properties fo:color="#ff3300" fo:font-family="'Andale Mono'" style:font-pitch="variable" fo:font-size="22pt" fo:letter-spacing="normal" style:font-size-asian="22pt" style:font-size-complex="22pt"/>
    </style:style>
    <style:style style:name="T9" style:family="text">
      <style:text-properties fo:color="#000000" fo:font-family="'Andale Mono'" style:font-pitch="variable" fo:font-size="22pt" fo:letter-spacing="normal" style:font-size-asian="22pt" style:font-size-complex="22pt"/>
    </style:style>
    <style:style style:name="T10" style:family="text">
      <style:text-properties fo:font-family="'Andale Mono'" style:font-pitch="variable" fo:font-size="20pt"/>
    </style:style>
    <style:style style:name="T11" style:family="text">
      <style:text-properties fo:color="#0066ff" fo:font-family="'Andale Mono'" style:font-pitch="variable" fo:font-size="20pt"/>
    </style:style>
    <style:style style:name="T12" style:family="text">
      <style:text-properties fo:color="#66ff66" fo:font-family="'Andale Mono'" style:font-pitch="variable" fo:font-size="20pt"/>
    </style:style>
    <style:style style:name="T13" style:family="text">
      <style:text-properties fo:color="#00ccff" fo:font-family="'Andale Mono'" style:font-pitch="variable" fo:font-size="20pt"/>
    </style:style>
    <style:style style:name="T14" style:family="text">
      <style:text-properties fo:color="#9900ff" fo:font-family="'Andale Mono'" style:font-pitch="variable" fo:font-size="20pt"/>
    </style:style>
    <style:style style:name="T15" style:family="text">
      <style:text-properties fo:color="#0066ff" fo:font-family="'Andale Mono'" style:font-pitch="variable" fo:font-size="22pt" fo:letter-spacing="-0.106cm" style:font-size-asian="22pt" style:font-size-complex="22pt"/>
    </style:style>
    <style:style style:name="T16" style:family="text">
      <style:text-properties fo:color="#00ccff" fo:font-family="'Andale Mono'" style:font-pitch="variable" fo:font-size="22pt" fo:letter-spacing="-0.106cm" style:font-size-asian="22pt" style:font-size-complex="22pt"/>
    </style:style>
    <style:style style:name="T17" style:family="text">
      <style:text-properties fo:color="#66ff66" fo:font-family="'Andale Mono'" style:font-pitch="variable" fo:font-size="22pt" fo:letter-spacing="-0.106cm" style:font-size-asian="22pt" style:font-size-complex="22pt"/>
    </style:style>
    <style:style style:name="T18" style:family="text">
      <style:text-properties fo:color="#9900ff" fo:font-family="'Andale Mono'" style:font-pitch="variable" fo:font-size="22pt" fo:letter-spacing="-0.106cm" style:font-size-asian="22pt" style:font-size-complex="22pt"/>
    </style:style>
    <style:style style:name="T19" style:family="text">
      <style:text-properties fo:color="#ff3300" fo:font-family="'Andale Mono'" style:font-pitch="variable" fo:font-size="22pt" fo:letter-spacing="-0.106cm" style:font-size-asian="22pt" style:font-size-complex="22pt"/>
    </style:style>
    <style:style style:name="T20" style:family="text">
      <style:text-properties fo:color="#ff3300" fo:font-family="'Andale Mono'" style:font-pitch="variable"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8.583cm" svg:height="5.536cm" svg:x="3.363cm" svg:y="17.028cm">
          <draw:text-box>
            <text:p><text:span text:style-name="T1">s</text:span><text:span text:style-name="T2">1</text:span><text:span text:style-name="T3">: </text:span><text:span text:style-name="T4">A1 </text:span><text:span text:style-name="T5">B1 </text:span><text:span text:style-name="T6">C1 </text:span><text:span text:style-name="T7">D1 </text:span><text:span text:style-name="T8">E1</text:span></text:p>
            <text:p><text:span text:style-name="T1">s</text:span><text:span text:style-name="T2">2</text:span><text:span text:style-name="T3">: </text:span><text:span text:style-name="T4">A1 </text:span><text:span text:style-name="T5">B2 </text:span><text:span text:style-name="T6">C2 </text:span><text:span text:style-name="T7">D2 </text:span><text:span text:style-name="T9">*</text:span></text:p>
            <text:p><text:span text:style-name="T1">s</text:span><text:span text:style-name="T2">3</text:span><text:span text:style-name="T3">: </text:span><text:span text:style-name="T4">A1 </text:span><text:span text:style-name="T5">B2 </text:span><text:span text:style-name="T6">C3 </text:span><text:span text:style-name="T7">D3 </text:span><text:span text:style-name="T9">*</text:span></text:p>
            <text:p><text:span text:style-name="T1">s</text:span><text:span text:style-name="T2">4</text:span><text:span text:style-name="T3">: </text:span><text:span text:style-name="T4">A2 </text:span><text:span text:style-name="T5">B2</text:span><text:span text:style-name="T6"> </text:span><text:span text:style-name="T9">*</text:span><text:span text:style-name="T6"> <text:s/></text:span><text:span text:style-name="T7">D3 </text:span><text:span text:style-name="T9">*</text:span></text:p>
            <text:p><text:span text:style-name="T1">s</text:span><text:span text:style-name="T2">5</text:span><text:span text:style-name="T3">: </text:span><text:span text:style-name="T4">A2 </text:span><text:span text:style-name="T5">B3 </text:span><text:span text:style-name="T6">C4 </text:span><text:span text:style-name="T7">D1 </text:span><text:span text:style-name="T9">*</text:span></text:p>
          </draw:text-box>
        </draw:frame>
        <draw:frame draw:style-name="gr2" draw:text-style-name="P2" draw:layer="layout" svg:width="0.925cm" svg:height="1.043cm" svg:x="19.111cm" svg:y="20.869cm">
          <draw:text-box>
            <text:p><text:span text:style-name="T10">*</text:span></text:p>
          </draw:text-box>
        </draw:frame>
        <draw:custom-shape draw:style-name="gr3" draw:text-style-name="P3" xml:id="id4" draw:id="id4" draw:layer="layout" svg:width="0.939cm" svg:height="0.889cm" svg:x="17.333cm" svg:y="1.9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1" draw:id="id1" draw:layer="layout" svg:width="0.939cm" svg:height="0.889cm" svg:x="12.507cm" svg:y="5.01cm">
          <text:p text:style-name="P4"><text:span text:style-name="T10">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3" draw:id="id3" draw:layer="layout" svg:width="0.939cm" svg:height="0.889cm" svg:x="14.158cm" svg:y="6.6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2" draw:id="id2" draw:layer="layout" svg:width="0.939cm" svg:height="0.889cm" svg:x="14.716cm" svg:y="2.9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5" draw:id="id5" draw:layer="layout" svg:width="0.939cm" svg:height="0.889cm" svg:x="17.383cm" svg:y="3.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6" draw:id="id6" draw:layer="layout" svg:width="0.939cm" svg:height="0.889cm" svg:x="20.05cm" svg:y="1.9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7" draw:id="id7" draw:layer="layout" svg:width="0.939cm" svg:height="0.889cm" svg:x="20.127cm" svg:y="3.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9" draw:id="id9" draw:layer="layout" svg:width="0.939cm" svg:height="0.889cm" svg:x="20.127cm" svg:y="5.77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10" draw:id="id10" draw:layer="layout" svg:width="0.939cm" svg:height="0.889cm" svg:x="16.317cm" svg:y="8.1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8" draw:id="id8" draw:layer="layout" svg:width="0.939cm" svg:height="0.889cm" svg:x="25.969cm" svg:y="4.629cm">
          <text:p text:style-name="P4"><text:span text:style-name="T10">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5" draw:layer="layout" svg:width="1.574cm" svg:height="1.043cm" svg:x="12.888cm" svg:y="3.386cm">
          <draw:text-box>
            <text:p><text:span text:style-name="T11">A1</text:span></text:p>
          </draw:text-box>
        </draw:frame>
        <draw:frame draw:style-name="gr6" draw:text-style-name="P5" draw:layer="layout" svg:width="1.581cm" svg:height="1.113cm" svg:x="13.065cm" svg:y="5.826cm">
          <draw:text-box>
            <text:p><text:span text:style-name="T11">A2</text:span></text:p>
          </draw:text-box>
        </draw:frame>
        <draw:frame draw:style-name="gr7" draw:text-style-name="P6" draw:layer="layout" svg:width="1.404cm" svg:height="1.043cm" svg:x="18.399cm" svg:y="1.381cm">
          <draw:text-box>
            <text:p><text:span text:style-name="T12">C1</text:span></text:p>
          </draw:text-box>
        </draw:frame>
        <draw:frame draw:style-name="gr8" draw:text-style-name="P7" draw:layer="layout" svg:width="1.531cm" svg:height="1.835cm" svg:x="15.097cm" svg:y="7.477cm">
          <draw:text-box>
            <text:p><text:span text:style-name="T13">B3</text:span></text:p>
          </draw:text-box>
        </draw:frame>
        <draw:frame draw:style-name="gr9" draw:text-style-name="P7" draw:layer="layout" svg:width="1.531cm" svg:height="1.043cm" svg:x="15.471cm" svg:y="3.74cm">
          <draw:text-box>
            <text:p><text:span text:style-name="T13">B2</text:span></text:p>
          </draw:text-box>
        </draw:frame>
        <draw:frame draw:style-name="gr10" draw:text-style-name="P6" draw:layer="layout" svg:width="1.531cm" svg:height="1.043cm" svg:x="18.392cm" svg:y="3.259cm">
          <draw:text-box>
            <text:p><text:span text:style-name="T12">C2</text:span></text:p>
          </draw:text-box>
        </draw:frame>
        <draw:frame draw:style-name="gr11" draw:text-style-name="P6" draw:layer="layout" svg:width="1.404cm" svg:height="1.419cm" svg:x="18.646cm" svg:y="4.302cm">
          <draw:text-box>
            <text:p><text:span text:style-name="T12">C3</text:span></text:p>
          </draw:text-box>
        </draw:frame>
        <draw:frame draw:style-name="gr12" draw:text-style-name="P8" draw:layer="layout" svg:width="1.404cm" svg:height="1.905cm" svg:x="22.075cm" svg:y="1.762cm">
          <draw:text-box>
            <text:p><text:span text:style-name="T14">D1</text:span></text:p>
          </draw:text-box>
        </draw:frame>
        <draw:frame draw:style-name="gr13" draw:text-style-name="P8" draw:layer="layout" svg:width="1.454cm" svg:height="1.27cm" svg:x="23.606cm" svg:y="3.921cm">
          <draw:text-box>
            <text:p><text:span text:style-name="T14">D2</text:span></text:p>
          </draw:text-box>
        </draw:frame>
        <draw:frame draw:style-name="gr14" draw:text-style-name="P8" draw:layer="layout" svg:width="1.404cm" svg:height="1.043cm" svg:x="23.225cm" svg:y="7.069cm">
          <draw:text-box>
            <text:p><text:span text:style-name="T14">D1</text:span></text:p>
          </draw:text-box>
        </draw:frame>
        <draw:frame draw:style-name="gr14" draw:text-style-name="P8" draw:layer="layout" svg:width="1.404cm" svg:height="1.043cm" svg:x="22.837cm" svg:y="5.164cm">
          <draw:text-box>
            <text:p><text:span text:style-name="T14">D3</text:span></text:p>
          </draw:text-box>
        </draw:frame>
        <draw:frame draw:style-name="gr15" draw:text-style-name="P7" draw:layer="layout" svg:width="1.524cm" svg:height="1.043cm" svg:x="15.986cm" svg:y="6.08cm">
          <draw:text-box>
            <text:p><text:span text:style-name="T13">B2</text:span></text:p>
          </draw:text-box>
        </draw:frame>
        <draw:frame draw:style-name="gr16" draw:text-style-name="P6" draw:layer="layout" svg:width="1.404cm" svg:height="1.673cm" svg:x="17.891cm" svg:y="7.582cm">
          <draw:text-box>
            <text:p><text:span text:style-name="T12">C4</text:span></text:p>
          </draw:text-box>
        </draw:frame>
        <draw:frame draw:style-name="gr17" draw:text-style-name="P7" draw:layer="layout" svg:width="1.658cm" svg:height="1.043cm" svg:x="15.471cm" svg:y="2.089cm">
          <draw:text-box>
            <text:p><text:span text:style-name="T13">B1</text:span></text:p>
          </draw:text-box>
        </draw:frame>
        <draw:custom-shape draw:style-name="gr3" draw:text-style-name="P3" xml:id="id11" draw:id="id11" draw:layer="layout" svg:width="0.939cm" svg:height="0.889cm" svg:x="20.254cm" svg:y="8.0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9" draw:layer="layout" svg:width="7.629cm" svg:height="5.536cm" svg:x="2.728cm" svg:y="2.375cm">
          <draw:text-box>
            <text:p><text:span text:style-name="T1">s</text:span><text:span text:style-name="T2">1</text:span><text:span text:style-name="T3">: </text:span><text:span text:style-name="T15">A1 </text:span><text:span text:style-name="T16">B1 </text:span><text:span text:style-name="T17">C1 </text:span><text:span text:style-name="T18">D1 </text:span><text:span text:style-name="T19">E1</text:span></text:p>
            <text:p><text:span text:style-name="T1">s</text:span><text:span text:style-name="T2">2</text:span><text:span text:style-name="T3">: </text:span><text:span text:style-name="T15">A1 </text:span><text:span text:style-name="T16">B2 </text:span><text:span text:style-name="T17">C2 </text:span><text:span text:style-name="T18">D2</text:span></text:p>
            <text:p><text:span text:style-name="T1">s</text:span><text:span text:style-name="T2">3</text:span><text:span text:style-name="T3">: </text:span><text:span text:style-name="T15">A1 </text:span><text:span text:style-name="T16">B2 </text:span><text:span text:style-name="T17">C3 </text:span><text:span text:style-name="T18">D3</text:span></text:p>
            <text:p><text:span text:style-name="T1">s</text:span><text:span text:style-name="T2">4</text:span><text:span text:style-name="T3">: </text:span><text:span text:style-name="T15">A2 </text:span><text:span text:style-name="T16">B2</text:span><text:span text:style-name="T17"> </text:span><text:span text:style-name="T18">D3</text:span></text:p>
            <text:p><text:span text:style-name="T1">s</text:span><text:span text:style-name="T2">5</text:span><text:span text:style-name="T3">: </text:span><text:span text:style-name="T15">A2 </text:span><text:span text:style-name="T16">B3 </text:span><text:span text:style-name="T17">C4 </text:span><text:span text:style-name="T18">D1</text:span></text:p>
          </draw:text-box>
        </draw:frame>
        <draw:connector draw:style-name="gr19" draw:text-style-name="P4" draw:layer="layout" draw:type="curve" svg:x1="12.977cm" svg:y1="5.01cm" svg:x2="14.853cm" svg:y2="3.737cm" draw:start-shape="id1" draw:start-glue-point="4" draw:end-shape="id2" draw:end-glue-point="7" svg:d="M12977 5010c0-859 1876-223 1876-1273">
          <text:p/>
        </draw:connector>
        <draw:connector draw:style-name="gr20" draw:text-style-name="P4" draw:layer="layout" draw:type="curve" svg:x1="12.977cm" svg:y1="5.899cm" svg:x2="14.158cm" svg:y2="7.105cm" draw:start-shape="id1" draw:start-glue-point="8" draw:end-shape="id3" draw:end-glue-point="6" svg:d="M12977 5899c0 804 393 1206 1181 1206">
          <text:p/>
        </draw:connector>
        <draw:connector draw:style-name="gr19" draw:text-style-name="P4" draw:layer="layout" draw:type="curve" svg:x1="15.655cm" svg:y1="3.422cm" svg:x2="17.333cm" svg:y2="2.406cm" draw:start-shape="id2" draw:start-glue-point="10" draw:end-shape="id4" draw:end-glue-point="6" svg:d="M15655 3422c1258 0 420-1016 1678-1016">
          <text:p/>
        </draw:connector>
        <draw:connector draw:style-name="gr19" draw:text-style-name="P4" draw:layer="layout" draw:type="curve" svg:x1="15.655cm" svg:y1="3.422cm" svg:x2="17.383cm" svg:y2="4.184cm" draw:start-shape="id2" draw:start-glue-point="10" draw:end-shape="id5" draw:end-glue-point="6" svg:d="M15655 3422c1296 0 432 762 1728 762">
          <text:p/>
        </draw:connector>
        <draw:connector draw:style-name="gr19" draw:text-style-name="P4" draw:layer="layout" draw:type="curve" svg:x1="18.272cm" svg:y1="2.406cm" svg:x2="20.05cm" svg:y2="2.406cm" draw:start-shape="id4" draw:start-glue-point="10" draw:end-shape="id6" draw:end-glue-point="6" svg:d="M18272 2406h1778">
          <text:p/>
        </draw:connector>
        <draw:connector draw:style-name="gr19" draw:text-style-name="P4" draw:layer="layout" draw:type="curve" svg:x1="21.066cm" svg:y1="4.184cm" svg:x2="25.969cm" svg:y2="5.073cm" draw:start-shape="id7" draw:start-glue-point="10" draw:end-shape="id8" draw:end-glue-point="6" svg:d="M21066 4184c3676 0 1225 889 4903 889">
          <text:p/>
        </draw:connector>
        <draw:connector draw:style-name="gr19" draw:text-style-name="P4" draw:layer="layout" draw:type="curve" svg:x1="21.066cm" svg:y1="6.216cm" svg:x2="26.106cm" svg:y2="5.388cm" draw:start-shape="id9" draw:start-glue-point="10" draw:end-shape="id8" draw:end-glue-point="7" svg:d="M21066 6216c3360 0 5040-276 5040-828">
          <text:p/>
        </draw:connector>
        <draw:connector draw:style-name="gr19" draw:text-style-name="P4" draw:layer="layout" draw:type="curve" svg:x1="18.322cm" svg:y1="4.184cm" svg:x2="20.127cm" svg:y2="4.184cm" draw:start-shape="id5" draw:start-glue-point="10" draw:end-shape="id7" draw:end-glue-point="6" svg:d="M18322 4184h1805">
          <text:p/>
        </draw:connector>
        <draw:connector draw:style-name="gr19" draw:text-style-name="P4" draw:layer="layout" draw:type="curve" svg:x1="18.185cm" svg:y1="4.499cm" svg:x2="20.264cm" svg:y2="5.902cm" draw:start-shape="id5" draw:start-glue-point="9" draw:end-shape="id9" draw:end-glue-point="5" svg:d="M18185 4499c0 1050 2079 349 2079 1403">
          <text:p/>
        </draw:connector>
        <draw:connector draw:style-name="gr19" draw:text-style-name="P4" draw:layer="layout" draw:type="curve" svg:x1="15.097cm" svg:y1="7.105cm" svg:x2="20.127cm" svg:y2="6.216cm" draw:start-shape="id3" draw:start-glue-point="10" draw:end-shape="id9" draw:end-glue-point="6" svg:d="M15097 7105c3772 0 1258-889 5030-889">
          <text:p/>
        </draw:connector>
        <draw:connector draw:style-name="gr19" draw:text-style-name="P4" draw:layer="layout" draw:type="curve" svg:x1="14.628cm" svg:y1="7.55cm" svg:x2="16.317cm" svg:y2="8.629cm" draw:start-shape="id3" draw:start-glue-point="8" draw:end-shape="id10" draw:end-glue-point="6" svg:d="M14628 7550c0 720 563 1079 1689 1079">
          <text:p/>
        </draw:connector>
        <draw:connector draw:style-name="gr19" draw:text-style-name="P4" draw:layer="layout" draw:type="curve" svg:x1="17.256cm" svg:y1="8.629cm" svg:x2="20.254cm" svg:y2="8.502cm" draw:start-shape="id10" draw:start-glue-point="10" draw:end-shape="id11" draw:end-glue-point="6" svg:d="M17256 8629c2247 0 748-127 2998-127">
          <text:p/>
        </draw:connector>
        <draw:connector draw:style-name="gr19" draw:text-style-name="P4" draw:layer="layout" draw:type="curve" svg:x1="21.193cm" svg:y1="8.502cm" svg:x2="26.439cm" svg:y2="5.518cm" draw:start-shape="id11" draw:start-glue-point="10" draw:end-shape="id8" draw:end-glue-point="8" svg:d="M21193 8502c3498 0 5246-994 5246-2984">
          <text:p/>
        </draw:connector>
        <draw:custom-shape draw:style-name="gr3" draw:text-style-name="P3" xml:id="id15" draw:id="id15" draw:layer="layout" svg:width="0.939cm" svg:height="0.889cm" svg:x="17.333cm" svg:y="1.9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12" draw:id="id12" draw:layer="layout" svg:width="0.939cm" svg:height="0.889cm" svg:x="12.507cm" svg:y="5.011cm">
          <text:p text:style-name="P3"><text:span text:style-name="T10">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14" draw:id="id14" draw:layer="layout" svg:width="0.939cm" svg:height="0.889cm" svg:x="14.158cm" svg:y="6.6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13" draw:id="id13" draw:layer="layout" svg:width="0.939cm" svg:height="0.889cm" svg:x="14.716cm" svg:y="2.97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16" draw:id="id16" draw:layer="layout" svg:width="0.939cm" svg:height="0.889cm" svg:x="17.383cm" svg:y="3.74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17" draw:id="id17" draw:layer="layout" svg:width="0.939cm" svg:height="0.889cm" svg:x="20.05cm" svg:y="1.9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19" draw:id="id19" draw:layer="layout" svg:width="0.939cm" svg:height="0.889cm" svg:x="20.127cm" svg:y="3.74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21" draw:id="id21" draw:layer="layout" svg:width="0.939cm" svg:height="0.889cm" svg:x="20.127cm" svg:y="5.77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22" draw:id="id22" draw:layer="layout" svg:width="0.939cm" svg:height="0.889cm" svg:x="16.317cm" svg:y="8.18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20" draw:id="id20" draw:layer="layout" svg:width="0.939cm" svg:height="0.889cm" svg:x="25.969cm" svg:y="4.63cm">
          <text:p text:style-name="P3"><text:span text:style-name="T10">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18" draw:id="id18" draw:layer="layout" svg:width="0.939cm" svg:height="0.889cm" svg:x="23.86cm" svg:y="2.6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5" draw:layer="layout" svg:width="1.574cm" svg:height="1.043cm" svg:x="12.888cm" svg:y="3.387cm">
          <draw:text-box>
            <text:p><text:span text:style-name="T11">A1</text:span></text:p>
          </draw:text-box>
        </draw:frame>
        <draw:frame draw:style-name="gr6" draw:text-style-name="P5" draw:layer="layout" svg:width="1.581cm" svg:height="1.113cm" svg:x="13.065cm" svg:y="5.827cm">
          <draw:text-box>
            <text:p><text:span text:style-name="T11">A2</text:span></text:p>
          </draw:text-box>
        </draw:frame>
        <draw:frame draw:style-name="gr7" draw:text-style-name="P6" draw:layer="layout" svg:width="1.404cm" svg:height="1.043cm" svg:x="18.399cm" svg:y="1.382cm">
          <draw:text-box>
            <text:p><text:span text:style-name="T12">C1</text:span></text:p>
          </draw:text-box>
        </draw:frame>
        <draw:frame draw:style-name="gr21" draw:text-style-name="P10" draw:layer="layout" svg:width="1.658cm" svg:height="1.143cm" svg:x="25.511cm" svg:y="2.397cm">
          <draw:text-box>
            <text:p><text:span text:style-name="T20">E1</text:span></text:p>
          </draw:text-box>
        </draw:frame>
        <draw:frame draw:style-name="gr8" draw:text-style-name="P7" draw:layer="layout" svg:width="1.531cm" svg:height="1.835cm" svg:x="15.097cm" svg:y="7.478cm">
          <draw:text-box>
            <text:p><text:span text:style-name="T13">B3</text:span></text:p>
          </draw:text-box>
        </draw:frame>
        <draw:frame draw:style-name="gr9" draw:text-style-name="P7" draw:layer="layout" svg:width="1.531cm" svg:height="1.043cm" svg:x="15.471cm" svg:y="3.741cm">
          <draw:text-box>
            <text:p><text:span text:style-name="T13">B2</text:span></text:p>
          </draw:text-box>
        </draw:frame>
        <draw:frame draw:style-name="gr10" draw:text-style-name="P6" draw:layer="layout" svg:width="1.531cm" svg:height="1.043cm" svg:x="18.392cm" svg:y="3.26cm">
          <draw:text-box>
            <text:p><text:span text:style-name="T12">C2</text:span></text:p>
          </draw:text-box>
        </draw:frame>
        <draw:frame draw:style-name="gr11" draw:text-style-name="P6" draw:layer="layout" svg:width="1.404cm" svg:height="1.419cm" svg:x="18.646cm" svg:y="4.303cm">
          <draw:text-box>
            <text:p><text:span text:style-name="T12">C3</text:span></text:p>
          </draw:text-box>
        </draw:frame>
        <draw:frame draw:style-name="gr12" draw:text-style-name="P8" draw:layer="layout" svg:width="1.404cm" svg:height="1.905cm" svg:x="22.075cm" svg:y="1.763cm">
          <draw:text-box>
            <text:p><text:span text:style-name="T14">D1</text:span></text:p>
          </draw:text-box>
        </draw:frame>
        <draw:frame draw:style-name="gr13" draw:text-style-name="P8" draw:layer="layout" svg:width="1.454cm" svg:height="1.27cm" svg:x="23.606cm" svg:y="3.922cm">
          <draw:text-box>
            <text:p><text:span text:style-name="T14">D2</text:span></text:p>
          </draw:text-box>
        </draw:frame>
        <draw:frame draw:style-name="gr14" draw:text-style-name="P8" draw:layer="layout" svg:width="1.404cm" svg:height="1.043cm" svg:x="23.225cm" svg:y="7.07cm">
          <draw:text-box>
            <text:p><text:span text:style-name="T14">D1</text:span></text:p>
          </draw:text-box>
        </draw:frame>
        <draw:frame draw:style-name="gr14" draw:text-style-name="P8" draw:layer="layout" svg:width="1.404cm" svg:height="1.043cm" svg:x="22.837cm" svg:y="5.165cm">
          <draw:text-box>
            <text:p><text:span text:style-name="T14">D3</text:span></text:p>
          </draw:text-box>
        </draw:frame>
        <draw:frame draw:style-name="gr15" draw:text-style-name="P7" draw:layer="layout" svg:width="1.524cm" svg:height="1.043cm" svg:x="15.986cm" svg:y="6.081cm">
          <draw:text-box>
            <text:p><text:span text:style-name="T13">B2</text:span></text:p>
          </draw:text-box>
        </draw:frame>
        <draw:frame draw:style-name="gr16" draw:text-style-name="P6" draw:layer="layout" svg:width="1.404cm" svg:height="1.673cm" svg:x="17.891cm" svg:y="7.583cm">
          <draw:text-box>
            <text:p><text:span text:style-name="T12">C4</text:span></text:p>
          </draw:text-box>
        </draw:frame>
        <draw:frame draw:style-name="gr17" draw:text-style-name="P7" draw:layer="layout" svg:width="1.658cm" svg:height="1.043cm" svg:x="15.471cm" svg:y="2.09cm">
          <draw:text-box>
            <text:p><text:span text:style-name="T13">B1</text:span></text:p>
          </draw:text-box>
        </draw:frame>
        <draw:custom-shape draw:style-name="gr3" draw:text-style-name="P3" xml:id="id23" draw:id="id23" draw:layer="layout" svg:width="0.939cm" svg:height="0.889cm" svg:x="20.254cm" svg:y="8.05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" draw:text-style-name="P4" draw:layer="layout" draw:type="curve" svg:x1="12.977cm" svg:y1="5.011cm" svg:x2="14.853cm" svg:y2="3.738cm" draw:start-shape="id12" draw:start-glue-point="4" draw:end-shape="id13" draw:end-glue-point="7" svg:d="M12977 5011c0-859 1876-223 1876-1273">
          <text:p/>
        </draw:connector>
        <draw:connector draw:style-name="gr20" draw:text-style-name="P4" draw:layer="layout" draw:type="curve" svg:x1="12.977cm" svg:y1="5.9cm" svg:x2="14.158cm" svg:y2="7.106cm" draw:start-shape="id12" draw:start-glue-point="8" draw:end-shape="id14" draw:end-glue-point="6" svg:d="M12977 5900c0 804 393 1206 1181 1206">
          <text:p/>
        </draw:connector>
        <draw:connector draw:style-name="gr19" draw:text-style-name="P4" draw:layer="layout" draw:type="curve" svg:x1="15.655cm" svg:y1="3.423cm" svg:x2="17.333cm" svg:y2="2.407cm" draw:start-shape="id13" draw:start-glue-point="10" draw:end-shape="id15" draw:end-glue-point="6" svg:d="M15655 3423c1257 0 418-1016 1678-1016">
          <text:p/>
        </draw:connector>
        <draw:connector draw:style-name="gr19" draw:text-style-name="P4" draw:layer="layout" draw:type="curve" svg:x1="15.655cm" svg:y1="3.423cm" svg:x2="17.383cm" svg:y2="4.185cm" draw:start-shape="id13" draw:start-glue-point="10" draw:end-shape="id16" draw:end-glue-point="6" svg:d="M15655 3423c1294 0 431 762 1728 762">
          <text:p/>
        </draw:connector>
        <draw:connector draw:style-name="gr19" draw:text-style-name="P4" draw:layer="layout" draw:type="curve" svg:x1="18.272cm" svg:y1="2.407cm" svg:x2="20.05cm" svg:y2="2.407cm" draw:start-shape="id15" draw:start-glue-point="10" draw:end-shape="id17" draw:end-glue-point="6" svg:d="M18272 2407h1778">
          <text:p/>
        </draw:connector>
        <draw:connector draw:style-name="gr19" draw:text-style-name="P4" draw:layer="layout" draw:type="curve" svg:x1="20.989cm" svg:y1="2.407cm" svg:x2="23.86cm" svg:y2="3.095cm" draw:start-shape="id17" draw:start-glue-point="10" draw:end-shape="id18" draw:end-glue-point="6" svg:d="M20989 2407c2152 0 717 688 2871 688">
          <text:p/>
        </draw:connector>
        <draw:connector draw:style-name="gr19" draw:text-style-name="P4" draw:layer="layout" draw:type="curve" svg:x1="21.066cm" svg:y1="4.185cm" svg:x2="25.969cm" svg:y2="5.074cm" draw:start-shape="id19" draw:start-glue-point="10" draw:end-shape="id20" draw:end-glue-point="6" svg:d="M21066 4185c3676 0 1225 889 4903 889">
          <text:p/>
        </draw:connector>
        <draw:connector draw:style-name="gr19" draw:text-style-name="P4" draw:layer="layout" draw:type="curve" svg:x1="21.066cm" svg:y1="6.217cm" svg:x2="26.106cm" svg:y2="5.389cm" draw:start-shape="id21" draw:start-glue-point="10" draw:end-shape="id20" draw:end-glue-point="7" svg:d="M21066 6217c3360 0 5040-276 5040-828">
          <text:p/>
        </draw:connector>
        <draw:connector draw:style-name="gr19" draw:text-style-name="P4" draw:layer="layout" draw:type="curve" svg:x1="18.322cm" svg:y1="4.185cm" svg:x2="20.127cm" svg:y2="4.185cm" draw:start-shape="id16" draw:start-glue-point="10" draw:end-shape="id19" draw:end-glue-point="6" svg:d="M18322 4185h1805">
          <text:p/>
        </draw:connector>
        <draw:connector draw:style-name="gr19" draw:text-style-name="P4" draw:layer="layout" draw:type="curve" svg:x1="18.185cm" svg:y1="4.5cm" svg:x2="20.264cm" svg:y2="5.903cm" draw:start-shape="id16" draw:start-glue-point="9" draw:end-shape="id21" draw:end-glue-point="5" svg:d="M18185 4500c0 1050 2079 349 2079 1403">
          <text:p/>
        </draw:connector>
        <draw:connector draw:style-name="gr19" draw:text-style-name="P4" draw:layer="layout" draw:type="curve" svg:x1="15.097cm" svg:y1="7.106cm" svg:x2="20.127cm" svg:y2="6.217cm" draw:start-shape="id14" draw:start-glue-point="10" draw:end-shape="id21" draw:end-glue-point="6" svg:d="M15097 7106c3772 0 1258-889 5030-889">
          <text:p/>
        </draw:connector>
        <draw:connector draw:style-name="gr19" draw:text-style-name="P4" draw:layer="layout" draw:type="curve" svg:x1="14.628cm" svg:y1="7.551cm" svg:x2="16.317cm" svg:y2="8.63cm" draw:start-shape="id14" draw:start-glue-point="8" draw:end-shape="id22" draw:end-glue-point="6" svg:d="M14628 7551c0 720 563 1079 1689 1079">
          <text:p/>
        </draw:connector>
        <draw:connector draw:style-name="gr19" draw:text-style-name="P4" draw:layer="layout" draw:type="curve" svg:x1="17.256cm" svg:y1="8.63cm" svg:x2="20.254cm" svg:y2="8.503cm" draw:start-shape="id22" draw:start-glue-point="10" draw:end-shape="id23" draw:end-glue-point="6" svg:d="M17256 8630c2248 0 750-127 2998-127">
          <text:p/>
        </draw:connector>
        <draw:connector draw:style-name="gr19" draw:text-style-name="P4" draw:layer="layout" draw:type="curve" svg:x1="21.193cm" svg:y1="8.503cm" svg:x2="26.439cm" svg:y2="5.519cm" draw:start-shape="id23" draw:start-glue-point="10" draw:end-shape="id20" draw:end-glue-point="8" svg:d="M21193 8503c3498 0 5246-994 5246-2984">
          <text:p/>
        </draw:connector>
        <draw:custom-shape draw:style-name="gr4" draw:text-style-name="P3" xml:id="id27" draw:id="id27" draw:layer="layout" svg:width="0.939cm" svg:height="0.889cm" svg:x="18.172cm" svg:y="17.075cm">
          <text:p text:style-name="P3">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24" draw:id="id24" draw:layer="layout" svg:width="0.939cm" svg:height="0.889cm" svg:x="13.346cm" svg:y="20.123cm">
          <text:p text:style-name="P3"><text:span text:style-name="T10">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26" draw:id="id26" draw:layer="layout" svg:width="0.939cm" svg:height="0.889cm" svg:x="14.997cm" svg:y="21.774cm">
          <text:p text:style-name="P3">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25" draw:id="id25" draw:layer="layout" svg:width="0.939cm" svg:height="0.889cm" svg:x="15.555cm" svg:y="18.091cm">
          <text:p text:style-name="P3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28" draw:id="id28" draw:layer="layout" svg:width="0.939cm" svg:height="0.889cm" svg:x="18.222cm" svg:y="18.853cm">
          <text:p text:style-name="P3">4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29" draw:id="id29" draw:layer="layout" svg:width="0.939cm" svg:height="0.889cm" svg:x="20.889cm" svg:y="17.075cm">
          <text:p text:style-name="P3">7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31" draw:id="id31" draw:layer="layout" svg:width="0.939cm" svg:height="0.889cm" svg:x="20.966cm" svg:y="18.853cm">
          <text:p text:style-name="P3">8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33" draw:id="id33" draw:layer="layout" svg:width="0.939cm" svg:height="0.889cm" svg:x="20.966cm" svg:y="20.885cm">
          <text:p text:style-name="P3">9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35" draw:id="id35" draw:layer="layout" svg:width="0.939cm" svg:height="0.889cm" svg:x="17.156cm" svg:y="23.298cm">
          <text:p text:style-name="P3">6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37" draw:id="id37" draw:layer="layout" svg:width="0.939cm" svg:height="0.889cm" svg:x="27.366cm" svg:y="19.218cm">
          <text:p text:style-name="P3"><text:span text:style-name="T10">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30" draw:id="id30" draw:layer="layout" svg:width="0.939cm" svg:height="0.889cm" svg:x="24.699cm" svg:y="18.018cm">
          <text:p text:style-name="P3">1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5" draw:layer="layout" svg:width="1.574cm" svg:height="1.043cm" svg:x="13.727cm" svg:y="18.499cm">
          <draw:text-box>
            <text:p><text:span text:style-name="T11">A1</text:span></text:p>
          </draw:text-box>
        </draw:frame>
        <draw:frame draw:style-name="gr6" draw:text-style-name="P5" draw:layer="layout" svg:width="1.581cm" svg:height="1.113cm" svg:x="13.904cm" svg:y="20.939cm">
          <draw:text-box>
            <text:p><text:span text:style-name="T11">A2</text:span></text:p>
          </draw:text-box>
        </draw:frame>
        <draw:frame draw:style-name="gr7" draw:text-style-name="P6" draw:layer="layout" svg:width="1.404cm" svg:height="1.043cm" svg:x="19.238cm" svg:y="16.494cm">
          <draw:text-box>
            <text:p><text:span text:style-name="T12">C1</text:span></text:p>
          </draw:text-box>
        </draw:frame>
        <draw:frame draw:style-name="gr22" draw:text-style-name="P10" draw:layer="layout" svg:width="1.658cm" svg:height="1.043cm" svg:x="25.715cm" svg:y="18.429cm">
          <draw:text-box>
            <text:p><text:span text:style-name="T20">E1</text:span></text:p>
          </draw:text-box>
        </draw:frame>
        <draw:frame draw:style-name="gr8" draw:text-style-name="P7" draw:layer="layout" svg:width="1.531cm" svg:height="1.835cm" svg:x="15.936cm" svg:y="22.59cm">
          <draw:text-box>
            <text:p><text:span text:style-name="T13">B3</text:span></text:p>
          </draw:text-box>
        </draw:frame>
        <draw:frame draw:style-name="gr9" draw:text-style-name="P7" draw:layer="layout" svg:width="1.531cm" svg:height="1.043cm" svg:x="16.31cm" svg:y="18.853cm">
          <draw:text-box>
            <text:p><text:span text:style-name="T13">B2</text:span></text:p>
          </draw:text-box>
        </draw:frame>
        <draw:frame draw:style-name="gr10" draw:text-style-name="P6" draw:layer="layout" svg:width="1.531cm" svg:height="1.043cm" svg:x="19.231cm" svg:y="18.372cm">
          <draw:text-box>
            <text:p><text:span text:style-name="T12">C2</text:span></text:p>
          </draw:text-box>
        </draw:frame>
        <draw:frame draw:style-name="gr11" draw:text-style-name="P6" draw:layer="layout" svg:width="1.404cm" svg:height="1.419cm" svg:x="19.485cm" svg:y="19.415cm">
          <draw:text-box>
            <text:p><text:span text:style-name="T12">C3</text:span></text:p>
          </draw:text-box>
        </draw:frame>
        <draw:frame draw:style-name="gr12" draw:text-style-name="P8" draw:layer="layout" svg:width="1.404cm" svg:height="1.905cm" svg:x="22.914cm" svg:y="16.875cm">
          <draw:text-box>
            <text:p><text:span text:style-name="T14">D1</text:span></text:p>
          </draw:text-box>
        </draw:frame>
        <draw:frame draw:style-name="gr23" draw:text-style-name="P8" draw:layer="layout" svg:width="1.454cm" svg:height="1.524cm" svg:x="22.032cm" svg:y="18.329cm">
          <draw:text-box>
            <text:p><text:span text:style-name="T14">D2</text:span></text:p>
          </draw:text-box>
        </draw:frame>
        <draw:frame draw:style-name="gr24" draw:text-style-name="P8" draw:layer="layout" svg:width="1.404cm" svg:height="1.397cm" svg:x="23.041cm" svg:y="21.885cm">
          <draw:text-box>
            <text:p><text:span text:style-name="T14">D1</text:span></text:p>
          </draw:text-box>
        </draw:frame>
        <draw:frame draw:style-name="gr21" draw:text-style-name="P8" draw:layer="layout" svg:width="1.404cm" svg:height="1.143cm" svg:x="22.152cm" svg:y="20.361cm">
          <draw:text-box>
            <text:p><text:span text:style-name="T14">D3</text:span></text:p>
          </draw:text-box>
        </draw:frame>
        <draw:frame draw:style-name="gr25" draw:text-style-name="P7" draw:layer="layout" svg:width="1.524cm" svg:height="1.043cm" svg:x="16.19cm" svg:y="20.869cm">
          <draw:text-box>
            <text:p><text:span text:style-name="T13">B2</text:span></text:p>
          </draw:text-box>
        </draw:frame>
        <draw:frame draw:style-name="gr16" draw:text-style-name="P6" draw:layer="layout" svg:width="1.404cm" svg:height="1.673cm" svg:x="18.85cm" svg:y="22.393cm">
          <draw:text-box>
            <text:p><text:span text:style-name="T12">C4</text:span></text:p>
          </draw:text-box>
        </draw:frame>
        <draw:frame draw:style-name="gr17" draw:text-style-name="P7" draw:layer="layout" svg:width="1.658cm" svg:height="1.043cm" svg:x="16.31cm" svg:y="17.202cm">
          <draw:text-box>
            <text:p><text:span text:style-name="T13">B1</text:span></text:p>
          </draw:text-box>
        </draw:frame>
        <draw:custom-shape draw:style-name="gr4" draw:text-style-name="P3" xml:id="id36" draw:id="id36" draw:layer="layout" svg:width="0.939cm" svg:height="0.889cm" svg:x="21.397cm" svg:y="22.52cm">
          <text:p text:style-name="P3">1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" draw:text-style-name="P4" draw:layer="layout" draw:type="curve" svg:x1="13.816cm" svg:y1="20.123cm" svg:x2="15.692cm" svg:y2="18.85cm" draw:start-shape="id24" draw:start-glue-point="4" draw:end-shape="id25" draw:end-glue-point="7" svg:d="M13816 20123c0-859 1876-223 1876-1273">
          <text:p/>
        </draw:connector>
        <draw:connector draw:style-name="gr20" draw:text-style-name="P4" draw:layer="layout" draw:type="curve" svg:x1="13.816cm" svg:y1="21.012cm" svg:x2="14.997cm" svg:y2="22.218cm" draw:start-shape="id24" draw:start-glue-point="8" draw:end-shape="id26" draw:end-glue-point="6" svg:d="M13816 21012c0 804 393 1206 1181 1206">
          <text:p/>
        </draw:connector>
        <draw:connector draw:style-name="gr19" draw:text-style-name="P4" draw:layer="layout" draw:type="curve" svg:x1="16.494cm" svg:y1="18.535cm" svg:x2="18.172cm" svg:y2="17.519cm" draw:start-shape="id25" draw:start-glue-point="10" draw:end-shape="id27" draw:end-glue-point="6" svg:d="M16494 18535c1258 0 420-1016 1678-1016">
          <text:p/>
        </draw:connector>
        <draw:connector draw:style-name="gr19" draw:text-style-name="P4" draw:layer="layout" draw:type="curve" svg:x1="16.494cm" svg:y1="18.535cm" svg:x2="18.222cm" svg:y2="19.297cm" draw:start-shape="id25" draw:start-glue-point="10" draw:end-shape="id28" draw:end-glue-point="6" svg:d="M16494 18535c1296 0 432 762 1728 762">
          <text:p/>
        </draw:connector>
        <draw:connector draw:style-name="gr19" draw:text-style-name="P4" draw:layer="layout" draw:type="curve" svg:x1="19.111cm" svg:y1="17.519cm" svg:x2="20.889cm" svg:y2="17.519cm" draw:start-shape="id27" draw:start-glue-point="10" draw:end-shape="id29" draw:end-glue-point="6" svg:d="M19111 17519h1778">
          <text:p/>
        </draw:connector>
        <draw:connector draw:style-name="gr19" draw:text-style-name="P4" draw:layer="layout" draw:type="curve" svg:x1="21.828cm" svg:y1="17.519cm" svg:x2="24.699cm" svg:y2="18.462cm" draw:start-shape="id29" draw:start-glue-point="10" draw:end-shape="id30" draw:end-glue-point="6" svg:d="M21828 17519c2152 0 717 943 2871 943">
          <text:p/>
        </draw:connector>
        <draw:connector draw:style-name="gr19" draw:text-style-name="P4" draw:layer="layout" draw:type="curve" svg:x1="21.905cm" svg:y1="19.297cm" svg:x2="25.04cm" svg:y2="20.745cm" draw:start-shape="id31" draw:start-glue-point="10" draw:end-shape="id32" draw:end-glue-point="5" svg:d="M21905 19297c2090 0 3135 482 3135 1448">
          <text:p/>
        </draw:connector>
        <draw:connector draw:style-name="gr19" draw:text-style-name="P4" draw:layer="layout" draw:type="curve" svg:x1="21.905cm" svg:y1="21.329cm" svg:x2="24.903cm" svg:y2="21.059cm" draw:start-shape="id33" draw:start-glue-point="10" draw:end-shape="id32" draw:end-glue-point="6" svg:d="M21905 21329c2248 0 750-270 2998-270">
          <text:p/>
        </draw:connector>
        <draw:connector draw:style-name="gr19" draw:text-style-name="P4" draw:layer="layout" draw:type="curve" svg:x1="19.161cm" svg:y1="19.297cm" svg:x2="20.966cm" svg:y2="19.297cm" draw:start-shape="id28" draw:start-glue-point="10" draw:end-shape="id31" draw:end-glue-point="6" svg:d="M19161 19297h1805">
          <text:p/>
        </draw:connector>
        <draw:connector draw:style-name="gr19" draw:text-style-name="P4" draw:layer="layout" draw:type="curve" svg:x1="19.024cm" svg:y1="19.612cm" svg:x2="21.103cm" svg:y2="21.015cm" draw:start-shape="id28" draw:start-glue-point="9" draw:end-shape="id33" draw:end-glue-point="5" svg:d="M19024 19612c0 1050 2079 349 2079 1403">
          <text:p/>
        </draw:connector>
        <draw:connector draw:style-name="gr19" draw:text-style-name="P4" draw:layer="layout" draw:type="curve" svg:x1="15.936cm" svg:y1="22.218cm" svg:x2="18.045cm" svg:y2="21.694cm" draw:start-shape="id26" draw:start-glue-point="10" draw:end-shape="id34" draw:end-glue-point="6" svg:d="M15936 22218c1581 0 527-524 2109-524">
          <text:p/>
        </draw:connector>
        <draw:connector draw:style-name="gr19" draw:text-style-name="P4" draw:layer="layout" draw:type="curve" svg:x1="15.467cm" svg:y1="22.663cm" svg:x2="17.156cm" svg:y2="23.742cm" draw:start-shape="id26" draw:start-glue-point="8" draw:end-shape="id35" draw:end-glue-point="6" svg:d="M15467 22663c0 720 563 1079 1689 1079">
          <text:p/>
        </draw:connector>
        <draw:connector draw:style-name="gr19" draw:text-style-name="P4" draw:layer="layout" draw:type="curve" svg:x1="18.095cm" svg:y1="23.742cm" svg:x2="21.397cm" svg:y2="22.964cm" draw:start-shape="id35" draw:start-glue-point="10" draw:end-shape="id36" draw:end-glue-point="6" svg:d="M18095 23742c2476 0 826-778 3302-778">
          <text:p/>
        </draw:connector>
        <draw:connector draw:style-name="gr19" draw:text-style-name="P4" draw:layer="layout" draw:type="curve" svg:x1="22.336cm" svg:y1="22.964cm" svg:x2="25.373cm" svg:y2="21.504cm" draw:start-shape="id36" draw:start-glue-point="10" draw:end-shape="id32" draw:end-glue-point="8" svg:d="M22336 22964c2025 0 3037-486 3037-1460">
          <text:p/>
        </draw:connector>
        <draw:custom-shape draw:style-name="gr4" draw:text-style-name="P3" xml:id="id34" draw:id="id34" draw:layer="layout" svg:width="0.939cm" svg:height="0.889cm" svg:x="18.045cm" svg:y="21.25cm">
          <text:p text:style-name="P3">5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" draw:text-style-name="P4" draw:layer="layout" draw:type="curve" svg:x1="18.984cm" svg:y1="21.694cm" svg:x2="20.966cm" svg:y2="21.329cm" draw:start-shape="id34" draw:start-glue-point="10" draw:end-shape="id33" draw:end-glue-point="6" svg:d="M18984 21694c1486 0 496-365 1982-365">
          <text:p/>
        </draw:connector>
        <draw:custom-shape draw:style-name="gr4" draw:text-style-name="P3" xml:id="id32" draw:id="id32" draw:layer="layout" svg:width="0.939cm" svg:height="0.889cm" svg:x="24.903cm" svg:y="20.615cm">
          <text:p text:style-name="P3">1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" draw:text-style-name="P4" draw:layer="layout" draw:type="curve" svg:x1="25.842cm" svg:y1="21.059cm" svg:x2="27.503cm" svg:y2="19.977cm" draw:start-shape="id32" draw:start-glue-point="10" draw:end-shape="id37" draw:end-glue-point="7" svg:d="M25842 21059c1108 0 1661-360 1661-1082">
          <text:p/>
        </draw:connector>
        <draw:frame draw:style-name="gr2" draw:text-style-name="P2" draw:layer="layout" svg:width="0.925cm" svg:height="1.043cm" svg:x="25.806cm" svg:y="20.207cm">
          <draw:text-box>
            <text:p><text:span text:style-name="T10">*</text:span></text:p>
          </draw:text-box>
        </draw:frame>
        <draw:connector draw:style-name="gr19" draw:text-style-name="P4" draw:layer="layout" draw:type="curve" svg:x1="24.799cm" svg:y1="3.095cm" svg:x2="26.106cm" svg:y2="4.76cm" draw:start-shape="id18" draw:start-glue-point="10" draw:end-shape="id20" draw:end-glue-point="5" svg:d="M24799 3095c872 0 1307 555 1307 1665">
          <text:p/>
        </draw:connector>
        <draw:connector draw:style-name="gr19" draw:text-style-name="P4" draw:layer="layout" draw:type="curve" svg:x1="25.501cm" svg:y1="18.777cm" svg:x2="27.366cm" svg:y2="19.662cm" draw:start-shape="id30" draw:start-glue-point="9" draw:end-shape="id37" draw:end-glue-point="6" svg:d="M25501 18777c0 590 621 885 1865 88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693cm" fo:page-height="50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7-10-12T23:52:45.335069000</meta:creation-date>
    <dc:date>2017-10-15T20:47:30</dc:date>
    <meta:editing-duration>P2DT17H9M42S</meta:editing-duration>
    <meta:editing-cycles>8</meta:editing-cycles>
    <meta:generator>OpenOffice/4.1.3$Unix OpenOffice.org_project/413m1$Build-9783</meta:generator>
    <dc:creator>Vadim Nazarov</dc:creator>
    <meta:document-statistic meta:object-count="130"/>
  </office:meta>
</office:document-meta>
</file>